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paragraph-properties fo:text-align="start" style:justify-single-word="false"/>
      <style:text-properties officeooo:rsid="0011f8fc" officeooo:paragraph-rsid="0011f8fc"/>
    </style:style>
    <style:style style:name="P2" style:family="paragraph" style:parent-style-name="Text_20_body" style:list-style-name="L2">
      <style:paragraph-properties style:writing-mode="lr-tb"/>
    </style:style>
    <style:style style:name="P3" style:family="paragraph" style:parent-style-name="Text_20_body" style:list-style-name="L2">
      <style:paragraph-properties style:writing-mode="lr-tb"/>
      <style:text-properties officeooo:paragraph-rsid="0011f8fc"/>
    </style:style>
    <style:style style:name="P4" style:family="paragraph" style:parent-style-name="Text_20_body">
      <style:paragraph-properties style:writing-mode="lr-tb"/>
      <style:text-properties officeooo:rsid="0011f8fc" officeooo:paragraph-rsid="0011f8fc"/>
    </style:style>
    <style:style style:name="P5" style:family="paragraph" style:parent-style-name="Text_20_body">
      <style:paragraph-properties style:writing-mode="lr-tb"/>
      <style:text-properties officeooo:rsid="0016319b" officeooo:paragraph-rsid="0016319b"/>
    </style:style>
    <style:style style:name="P6" style:family="paragraph" style:parent-style-name="Standard">
      <style:paragraph-properties fo:text-align="center" style:justify-single-word="false"/>
      <style:text-properties officeooo:rsid="0011f8fc" officeooo:paragraph-rsid="0011f8fc"/>
    </style:style>
    <style:style style:name="P7" style:family="paragraph" style:parent-style-name="Standard">
      <style:paragraph-properties fo:text-align="start" style:justify-single-word="false"/>
      <style:text-properties officeooo:rsid="0011f8fc" officeooo:paragraph-rsid="0011f8fc"/>
    </style:style>
    <style:style style:name="T1" style:family="text">
      <style:text-properties officeooo:rsid="0012fef5"/>
    </style:style>
    <style:style style:name="T2" style:family="text">
      <style:text-properties officeooo:rsid="00166140"/>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prefix=" " style:num-suffix="." style:num-format="1">
        <style:list-level-properties text:space-before="0.2945in" text:min-label-width="0.1965in"/>
      </text:list-level-style-number>
      <text:list-level-style-number text:level="2" style:num-prefix=" " style:num-suffix="." style:num-format="1" text:display-levels="2">
        <style:list-level-properties text:space-before="0.7854in" text:min-label-width="0.1965in"/>
      </text:list-level-style-number>
      <text:list-level-style-number text:level="3" style:num-prefix=" " style:num-suffix=")" style:num-format="a">
        <style:list-level-properties text:space-before="1.2764in" text:min-label-width="0.1965in"/>
      </text:list-level-style-number>
      <text:list-level-style-bullet text:level="4" text:bullet-char="•">
        <style:list-level-properties text:space-before="1.7673in" text:min-label-width="0.1965in"/>
        <style:text-properties style:font-name="StarSymbol"/>
      </text:list-level-style-bullet>
      <text:list-level-style-bullet text:level="5" text:bullet-char="•">
        <style:list-level-properties text:space-before="2.2583in" text:min-label-width="0.1965in"/>
        <style:text-properties style:font-name="StarSymbol"/>
      </text:list-level-style-bullet>
      <text:list-level-style-bullet text:level="6" text:bullet-char="•">
        <style:list-level-properties text:space-before="2.7492in" text:min-label-width="0.1965in"/>
        <style:text-properties style:font-name="StarSymbol"/>
      </text:list-level-style-bullet>
      <text:list-level-style-bullet text:level="7" text:bullet-char="•">
        <style:list-level-properties text:space-before="3.2402in" text:min-label-width="0.1965in"/>
        <style:text-properties style:font-name="StarSymbol"/>
      </text:list-level-style-bullet>
      <text:list-level-style-bullet text:level="8" text:bullet-char="•">
        <style:list-level-properties text:space-before="3.7315in" text:min-label-width="0.1965in"/>
        <style:text-properties style:font-name="StarSymbol"/>
      </text:list-level-style-bullet>
      <text:list-level-style-bullet text:level="9" text:bullet-char="•">
        <style:list-level-properties text:space-before="4.2224in" text:min-label-width="0.1965in"/>
        <style:text-properties style:font-name="StarSymbol"/>
      </text:list-level-style-bullet>
      <text:list-level-style-bullet text:level="10"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ta Story</text:p>
      <text:p text:style-name="P7"/>
      <text:list xml:id="list8713455849358234880" text:style-name="L2">
        <text:list-item>
          <text:p text:style-name="P1">Can you count something interesting?</text:p>
        </text:list-item>
        <text:list-item>
          <text:p text:style-name="P2">Can you find some trends (high, low, increase, decrease, anomalies)?</text:p>
        </text:list-item>
        <text:list-item>
          <text:p text:style-name="P2">Can you make a bar plot or a histogram?</text:p>
        </text:list-item>
        <text:list-item>
          <text:p text:style-name="P2">Can you compare two related quantities?</text:p>
        </text:list-item>
        <text:list-item>
          <text:p text:style-name="P3">Can you make a scatterplot?</text:p>
        </text:list-item>
        <text:list-item>
          <text:p text:style-name="P3">Can you make a time-series plot?</text:p>
          <text:p text:style-name="P3"/>
        </text:list-item>
      </text:list>
      <text:p text:style-name="P4">Now look to answer those questions:</text:p>
      <text:p text:style-name="P4"/>
      <text:p text:style-name="P4">1.) Our primary dependent variable is rider count (‘cnt’ in the csv files), which can be subdivided into registered and casual user counts. What makes this interesting is that we can look at these counts on both daily and hourly scales, and subdivide further into times where specific conditions are met such as: Rainy Tuesdays, Fall afternoons with wind speeds above 15 mph, mornings with temperatures above 90 degrees, and many many more.</text:p>
      <text:p text:style-name="P4"/>
      <text:p text:style-name="P4">2.) <text:span text:style-name="T1">We certainly can! By breaking down the annual data into seasons we observed a steady increase in ridership during the spring and summer months (with several exceptions for very hot days during the summer). Interestingly the ridership was at it’s peak during the early fall. Although the temperatures were not as ideal as the summer, the influx in the students could contribute to this increase that seems independent of temperature. This could be further investigated if we had data regarding the age of the user-base, but then this dips into the realm of privacy issues. Some users could be put off by the idea of putting personal information into an app in order to enjoy the simple pleasures of a bike ride.</text:span></text:p>
      <text:p text:style-name="P4"/>
      <text:p text:style-name="P5">3.) Absolutely, I prepared a wide variety of bar plots and histograms to research the distribution rides during different hours of the day (Unsurprisingly 4am is an unpopular time to ride a bike) , and examine the ride count during different seasons, weather conditions, wind-speeds, and temperatures.</text:p>
      <text:p text:style-name="P5"/>
      <text:p text:style-name="P5">4.) I compared registered and casual users and the results are currently fairly inconclusive. Research regarding the local culture and seasonal events could uncover the cause of the occasional surge in casual users (Example: The cherry blossom festival could increase casual ridership during late March into early April).</text:p>
      <text:p text:style-name="P5"/>
      <text:p text:style-name="P5"><text:soft-page-break/>5.) Numerous scatter plots were created to observe how rider count related to each of the independent variables. I also conducted some preliminary PCA. Incredibly the first two principal component contribute 99.6% of the variance!</text:p>
      <text:p text:style-name="P5">6.) <text:span text:style-name="T2">Time series analysis showed that temperature patterns were similar over the two years from month to month, and wind was generally between 4 and 16.5 mph. Except during February 2011, and late 2012. After some research on noaa.gov it was determined that the high winds in 2011 were from a slew of a particularly nasty nor’easter storms causing recurring high winds and snow. The 2012 high winds were caused by hurricane Sandy, which also explains the very low user cnt at a few points in October and November 2012. Unfortunately the time series approach was significantly less useful for analyzing the entirety of the hours data set, since it was so densely packed (~17k entries) the plots were cluttered and hard to deciph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1:27:44.354000000</meta:creation-date>
    <dc:date>2018-04-02T18:23:02.195000000</dc:date>
    <meta:editing-duration>PT3H43M14S</meta:editing-duration>
    <meta:editing-cycles>3</meta:editing-cycles>
    <meta:generator>LibreOffice/5.2.3.3$Windows_x86 LibreOffice_project/d54a8868f08a7b39642414cf2c8ef2f228f780cf</meta:generator>
    <meta:document-statistic meta:table-count="0" meta:image-count="0" meta:object-count="0" meta:page-count="2" meta:paragraph-count="14" meta:word-count="505" meta:character-count="3040" meta:non-whitespace-character-count="2548"/>
  </office:meta>
</office:document-meta>
</file>